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1be82" officeooo:paragraph-rsid="007814c4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71c24e" officeooo:paragraph-rsid="0071c24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7814c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c24e" officeooo:paragraph-rsid="0071c24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814c4" officeooo:paragraph-rsid="007814c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f50c" officeooo:paragraph-rsid="0066f50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71c24e" officeooo:paragraph-rsid="0071c24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735a6d" officeooo:paragraph-rsid="00735a6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7952b7" officeooo:paragraph-rsid="007952b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727145" officeooo:paragraph-rsid="00727145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cd75" officeooo:paragraph-rsid="0072714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c24e" officeooo:paragraph-rsid="0072714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c24e" officeooo:paragraph-rsid="0071c24e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c24e" officeooo:paragraph-rsid="0071c24e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c24e" officeooo:paragraph-rsid="0071c24e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35a6d" officeooo:paragraph-rsid="00735a6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35a6d" officeooo:paragraph-rsid="007814c4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814c4" officeooo:paragraph-rsid="007814c4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952b7" officeooo:paragraph-rsid="007952b7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952b7" officeooo:paragraph-rsid="007952b7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6cdd" officeooo:paragraph-rsid="007a6cdd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6236f9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727145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71c24e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727145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748e90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7952b7" officeooo:paragraph-rsid="007952b7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DejaVu Sans Condensed" officeooo:paragraph-rsid="007814c4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7814c4"/>
    </style:style>
    <style:style style:name="P3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61be82" officeooo:paragraph-rsid="007814c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65251d" officeooo:paragraph-rsid="007814c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7f3c3d" officeooo:paragraph-rsid="007f3c3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1">
      <style:paragraph-properties fo:text-align="start" style:justify-single-word="false"/>
      <style:text-properties officeooo:rsid="00663d47" officeooo:paragraph-rsid="007814c4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71c24e" style:font-weight-asian="bold" style:font-weight-complex="bold"/>
    </style:style>
    <style:style style:name="T8" style:family="text">
      <style:text-properties fo:font-weight="bold" officeooo:rsid="00727145" style:font-weight-asian="bold" style:font-weight-complex="bold"/>
    </style:style>
    <style:style style:name="T9" style:family="text">
      <style:text-properties fo:font-weight="bold" officeooo:rsid="0071e1c5" style:font-weight-asian="bold" style:font-weight-complex="bold"/>
    </style:style>
    <style:style style:name="T10" style:family="text">
      <style:text-properties fo:font-weight="bold" officeooo:rsid="0065251d" style:font-weight-asian="bold" style:font-weight-complex="bold"/>
    </style:style>
    <style:style style:name="T11" style:family="text">
      <style:text-properties fo:font-weight="bold" officeooo:rsid="00663d47" style:font-weight-asian="bold" style:font-weight-complex="bold"/>
    </style:style>
    <style:style style:name="T12" style:family="text">
      <style:text-properties fo:font-weight="bold" officeooo:rsid="0078bf7f" style:font-weight-asian="bold" style:font-weight-complex="bold"/>
    </style:style>
    <style:style style:name="T13" style:family="text">
      <style:text-properties fo:font-weight="bold" officeooo:rsid="00750a0d" style:font-weight-asian="bold" style:font-weight-complex="bold"/>
    </style:style>
    <style:style style:name="T14" style:family="text">
      <style:text-properties fo:font-weight="bold" officeooo:rsid="007f096e" style:font-weight-asian="bold" style:font-weight-complex="bold"/>
    </style:style>
    <style:style style:name="T15" style:family="text">
      <style:text-properties officeooo:rsid="004bf290"/>
    </style:style>
    <style:style style:name="T16" style:family="text">
      <style:text-properties officeooo:rsid="004da8f0"/>
    </style:style>
    <style:style style:name="T17" style:family="text">
      <style:text-properties officeooo:rsid="006a7976"/>
    </style:style>
    <style:style style:name="T18" style:family="text">
      <style:text-properties fo:font-size="12pt" fo:font-style="normal" fo:font-weight="normal" officeooo:rsid="0065251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663d4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71c24e"/>
    </style:style>
    <style:style style:name="T21" style:family="text">
      <style:text-properties officeooo:rsid="0071e1c5"/>
    </style:style>
    <style:style style:name="T22" style:family="text">
      <style:text-properties officeooo:rsid="00727145"/>
    </style:style>
    <style:style style:name="T23" style:family="text">
      <style:text-properties style:text-line-through-style="none" style:text-line-through-type="none"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style:text-underline-style="none" fo:font-weight="normal" officeooo:rsid="0071c24e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text-underline-style="none" fo:font-weight="normal" officeooo:rsid="006236f9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style:text-underline-style="none" fo:font-weight="normal" officeooo:rsid="006a7976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style:text-underline-style="none" fo:font-weight="normal" officeooo:rsid="0061cd75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style:text-underline-style="none" fo:font-weight="normal" officeooo:rsid="00727145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style:text-underline-style="none" fo:font-weight="normal" officeooo:rsid="00748e9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style:text-underline-style="none" fo:font-weight="normal" officeooo:rsid="0078bf7f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style:text-underline-style="none" fo:font-weight="normal" officeooo:rsid="007952b7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style:text-underline-style="none" fo:font-weight="normal" officeooo:rsid="007bea92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style:text-underline-style="none" fo:font-weight="bold" officeooo:rsid="0061cd75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style:text-underline-style="none" fo:font-weight="bold" officeooo:rsid="0071c24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style:text-underline-style="none" fo:font-weight="bold" officeooo:rsid="00748e90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style:text-underline-style="none" fo:font-weight="bold" officeooo:rsid="007bea92" style:font-size-asian="12pt" style:font-weight-asian="bold" style:font-size-complex="12pt" style:font-weight-complex="bold"/>
    </style:style>
    <style:style style:name="T37" style:family="text">
      <style:text-properties officeooo:rsid="00735a6d"/>
    </style:style>
    <style:style style:name="T38" style:family="text">
      <style:text-properties officeooo:rsid="00742160"/>
    </style:style>
    <style:style style:name="T39" style:family="text">
      <style:text-properties officeooo:rsid="0076f485"/>
    </style:style>
    <style:style style:name="T40" style:family="text">
      <style:text-properties officeooo:rsid="0065251d"/>
    </style:style>
    <style:style style:name="T4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67d1f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7952b7"/>
    </style:style>
    <style:style style:name="T44" style:family="text">
      <style:text-properties officeooo:rsid="007dd66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14">8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JDAMs</text:span></text:p>
      <text:p text:style-name="P5"/>
      <text:p text:style-name="P6">Fence in</text:p>
      <text:list text:style-name="L1">
        <text:list-item>
          <text:p text:style-name="P16">A/G Master Mode</text:p>
        </text:list-item>
        <text:list-item>
          <text:p text:style-name="P16">Master Arm ON</text:p>
        </text:list-item>
      </text:list>
      <text:p text:style-name="P5"/>
      <text:p text:style-name="P7">JDAMs <text:span text:style-name="T37">with target from TPOD, RDR, NAV, or HUD </text:span>-- WIP</text:p>
      <text:list xml:id="list1904278377" text:style-name="L2">
        <text:list-item>
          <text:p text:style-name="P31"><text:span text:style-name="T25">Bomb setup</text:span><text:span text:style-name="T26">:</text:span></text:p>
        </text:list-item>
      </text:list>
      <text:list text:style-name="L3">
        <text:list-item>
          <text:list>
            <text:list-item>
              <text:p text:style-name="P17">NOTE: JDAMs self-identify to the ARMT page when loaded.</text:p>
            </text:list-item>
          </text:list>
        </text:list-item>
      </text:list>
      <text:list xml:id="list150008755702453" text:continue-list="list1904278377" text:style-name="L2">
        <text:list-item>
          <text:list>
            <text:list-item>
              <text:p text:style-name="P32"><text:span text:style-name="T27">On </text:span><text:span text:style-name="T33">ARMT</text:span><text:span text:style-name="T27"> </text:span><text:span text:style-name="T26">-&gt; </text:span><text:span text:style-name="T33">A/G</text:span><text:span text:style-name="T27"> page</text:span><text:span text:style-name="T25">:</text:span></text:p>
              <text:list>
                <text:list-item>
                  <text:p text:style-name="P18"><text:span text:style-name="T2">DIR</text:span><text:span text:style-name="T8">ECT</text:span> / <text:span text:style-name="T2">STEP</text:span> / <text:span text:style-name="T2">N/T</text:span><text:span text:style-name="T21"> recommended</text:span><text:span text:style-name="T22">.</text:span>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31">DIRECT recommended because it allows pickling any time, while </text:span><text:span text:style-name="T24">AUTO will only pickle at a specific spot</text:span><text:span text:style-name="T31"> (partway inside IN ZONE, shown by tick mark in range scale on HUD).</text:span></text:p>
                    </text:list-item>
                    <text:list-item>
                      <text:p text:style-name="P36"><text:span text:style-name="T23">STEP recommended because </text:span><text:span text:style-name="T24">R</text:span><text:span text:style-name="T23">PL SGL is currently bugged or not working correctly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008172248510" text:continue-list="list150008755702453" text:style-name="L2">
        <text:list-item>
          <text:list>
            <text:list-item>
              <text:p text:style-name="P19">Then <text:span text:style-name="T22">ope</text:span>n <text:span text:style-name="T9">SMRT WPNS</text:span> page<text:span text:style-name="T21"> (in </text:span><text:span text:style-name="T9">M2</text:span><text:span text:style-name="T21"> menu page)</text:span>:</text:p>
              <text:list>
                <text:list-item>
                  <text:p text:style-name="P19">Select the program number you set up on the <text:span text:style-name="T9">A/G</text:span> page<text:span text:style-name="T22">.</text:span></text:p>
                </text:list-item>
              </text:list>
            </text:list-item>
          </text:list>
        </text:list-item>
        <text:list-item>
          <text:p text:style-name="P23">Designate target<text:span text:style-name="T20"> with TPOD, RDR, TGT steerpoint, or whatever.</text:span></text:p>
        </text:list-item>
        <text:list-item>
          <text:p text:style-name="P20">Press <text:span text:style-name="T2">XFR</text:span><text:span text:style-name="T8"> xxx</text:span> <text:span text:style-name="T22">OSB </text:span>(<text:span text:style-name="T22">L</text:span>1<text:span text:style-name="T22"> OSB</text:span>)<text:span text:style-name="T22"> (xxx will be </text:span><text:span text:style-name="T12">SEQ PT</text:span><text:span text:style-name="T22">, </text:span><text:span text:style-name="T2">RDR</text:span><text:span text:style-name="T22">, </text:span><text:span text:style-name="T2">TPOD</text:span><text:span text:style-name="T22">, or </text:span><text:span text:style-name="T2">HUD</text:span><text:span text:style-name="T22"> depending on what you're targeting with).</text:span></text:p>
          <text:list>
            <text:list-item>
              <text:p text:style-name="P20">Coordinates should populate<text:span text:style-name="T22"> after a moment</text:span>.</text:p>
            </text:list-item>
            <text:list-item>
              <text:p text:style-name="P33"><text:span text:style-name="T24">Optional: Press </text:span><text:span text:style-name="T34">NXT STA</text:span><text:span text:style-name="T28"> OSB</text:span><text:span text:style-name="T24"> (PB 02) to cycle to the next bomb in the program, designate, press </text:span><text:span text:style-name="T34">XFR xxx</text:span><text:span text:style-name="T24"> again, repeat until all bombs have a target assigned to them.</text:span></text:p>
            </text:list-item>
          </text:list>
        </text:list-item>
      </text:list>
      <text:list text:style-name="L5">
        <text:list-item>
          <text:list>
            <text:list-item>
              <text:p text:style-name="P35"><text:span text:style-name="T24">N</text:span><text:span text:style-name="T29">OTE</text:span><text:span text:style-name="T31">:</text:span><text:span text:style-name="T29"> For </text:span><text:span text:style-name="T30">SEQ PT</text:span><text:span text:style-name="T29"> designation (from a targetpoint), nothing else should be designated; you may have to </text:span><text:span text:style-name="T35">undesignate</text:span><text:span text:style-name="T29"> your radar or tpod target</text:span><text:span text:style-name="T32"> (</text:span><text:span text:style-name="T36">Boat Switch aft</text:span><text:span text:style-name="T32"> (</text:span><text:span text:style-name="T36">Rear Thumb button</text:span><text:span text:style-name="T32">))</text:span><text:span text:style-name="T29">.</text:span></text:p>
            </text:list-item>
          </text:list>
        </text:list-item>
      </text:list>
      <text:list xml:id="list150009344699050" text:continue-list="list150008172248510" text:style-name="L2">
        <text:list-item>
          <text:p text:style-name="P20">When <text:span text:style-name="T9">IN RANGE</text:span><text:span text:style-name="T22"> (in LAR) shows on HUD</text:span>, you will get ASL line. <text:s/>Can drop there or wait until <text:span text:style-name="T2">IN ZONE</text:span>. <text:s/>If <text:span text:style-name="T22">IN RANGE</text:span> only, bomb will not be able to meet terminal parameters (velocity, heading, impact angle) but should still hit (needs testing).</text:p>
        </text:list-item>
      </text:list>
      <text:p text:style-name="P10"/>
      <text:p text:style-name="P14">JDAMs with manually entered coordinates</text:p>
      <text:list text:style-name="L6">
        <text:list-item>
          <text:p text:style-name="P25">Set up bombs as above, and go to the SMRT WPNS page.</text:p>
        </text:list-item>
        <text:list-item>
          <text:p text:style-name="P25">Press <text:span text:style-name="T13">EDIT</text:span><text:span text:style-name="T2"> MSN</text:span> OSB<text:span text:style-name="T39"> (R2 OSB)</text:span><text:span text:style-name="T43">.</text:span></text:p>
        </text:list-item>
        <text:list-item>
          <text:p text:style-name="P25">Use <text:span text:style-name="T2">up/down/left/right arrow</text:span> OSBs (L4-L5 and B1-B2) to move data entry box around the screen.</text:p>
        </text:list-item>
        <text:list-item>
          <text:p text:style-name="P26">Enter northing and easting coordinates in UFC when the data entry box is on the appropriate spot (TGT section on left lower).<text:span text:style-name="T43"> <text:s/>Format is DDM: DDMMmmm</text:span></text:p>
        </text:list-item>
        <text:list-item>
          <text:p text:style-name="P27">Press <text:span text:style-name="T2">EDIT</text:span> OSB to pass the data from UFC to the data entry box, or to cycle through options.</text:p>
        </text:list-item>
        <text:list-item>
          <text:p text:style-name="P28">Press <text:span text:style-name="T2">XFER xxx</text:span> OSB (B4 OSB) to cycle through <text:span text:style-name="T2">WPN</text:span>, <text:span text:style-name="T2">PROG</text:span>, or <text:span text:style-name="T2">ALL</text:span>. <text:s/>When you transfer the data, this controls what it will be transferred to: WPN = selected weapon only, PROG = every weapon selected for this PROG, ALL = every weapon on the plane.</text:p>
        </text:list-item>
        <text:list-item>
          <text:p text:style-name="P27">When finished, press <text:span text:style-name="T2">MSN XFER</text:span><text:span text:style-name="T43"> (B5 OSB)</text:span> to save target coords to <text:span text:style-name="T43">the selected XFER destination (as set on B4 OSB)</text:span>.</text:p>
        </text:list-item>
      </text:list>
      <text:p text:style-name="P11"/>
      <text:p text:style-name="P15">JDAMs with target predefined in Mission Editor</text:p>
      <text:list text:style-name="L7">
        <text:list-item>
          <text:p text:style-name="P29">TODO...</text:p>
        </text:list-item>
      </text:list>
      <text:p text:style-name="P10"/>
      <text:p text:style-name="P13">LJDAMs -- WIP</text:p>
      <text:list text:style-name="L8">
        <text:list-item>
          <text:p text:style-name="P21">Follow steps above to set up bombs like regular JDAMs.</text:p>
        </text:list-item>
        <text:list-item>
          <text:p text:style-name="P21">If dropped with no lasing, they will act just like normal JDAMs. <text:s/>However if they see a laser dot, they will <text:span text:style-name="T38">update their coordinates to the laser dot as long as the dot is visible. <text:s/>If the dot goes away, they will guide to the last place it was seen.</text:span></text:p>
        </text:list-item>
        <text:list-item>
          <text:p text:style-name="P30">To set bomb's laser code, press <text:span text:style-name="T2">SENSOR</text:span> OSB (T1 OSB) when weapon is selected on SMRT WPNS page.</text:p>
        </text:list-item>
        <text:list-item>
          <text:p text:style-name="P30">Then enter new laser code into UFC and press <text:span text:style-name="T2">LASE</text:span> OSB (T2 OSB) to set. <text:s/>Then go back to SMRT WPNS page.</text:p>
        </text:list-item>
        <text:list-item>
          <text:p text:style-name="P30">NOTE: <text:span text:style-name="T44">If set to ALAS (default), l</text:span>aser will automatically fire when dropping an LJDAM; if you don't want it to guide on the laser, toggle laser to manual lasing (MLAS) with TPOD T3 OSB or SAFE with TPOD T2 OSB.</text:p>
        </text:list-item>
        <text:list-item>
          <text:p text:style-name="P24">If using Manual lasing, press <text:span text:style-name="T2">Pinky Button</text:span> <text:span text:style-name="T17">(with TPOD IN CMD) </text:span>to toggle laser.</text:p>
        </text:list-item>
      </text:list>
      <text:p text:style-name="P8"/>
      <text:p text:style-name="P4">JDAM toss/loft attack</text:p>
      <text:list text:style-name="L9">
        <text:list-item>
          <text:p text:style-name="P37"><text:span text:style-name="T15">In a low alt</text:span><text:span text:style-name="T16"> (~200 ft AGL)</text:span><text:span text:style-name="T15">, high speed attack (~0.85 Mach):</text:span></text:p>
        </text:list-item>
      </text:list>
      <text:list xml:id="list2244742161" text:style-name="L10">
        <text:list-item>
          <text:p text:style-name="P39"><text:span text:style-name="T10">Initiate pullup</text:span><text:span text:style-name="T40"> at about </text:span><text:span text:style-name="T10">5.5 nmi</text:span><text:span text:style-name="T40"> from the target.</text:span></text:p>
          <text:list>
            <text:list-item>
              <text:p text:style-name="P41">Notso tutorial video says begin pullup for 10 deg loft at 7.0 miles, 30 deg loft at 10.0 miles... test??</text:p>
            </text:list-item>
          </text:list>
        </text:list-item>
        <text:list-item>
          <text:p text:style-name="P39"><text:span text:style-name="T40">Pull to </text:span><text:span text:style-name="T10">20</text:span><text:span text:style-name="T11">-25</text:span><text:span text:style-name="T10"> deg nose up</text:span><text:span text:style-name="T40"> and pickle.</text:span></text:p>
        </text:list-item>
      </text:list>
      <text:list text:style-name="L11">
        <text:list-item>
          <text:list>
            <text:list-item>
              <text:p text:style-name="P42"><text:span text:style-name="T41">Up to at least 35 deg works OK, but increases exposure time and doesn't increase the max range.</text:span><text:span text:style-name="T42"/></text:p>
            </text:list-item>
          </text:list>
        </text:list-item>
      </text:list>
      <text:list xml:id="list150007795741501" text:continue-list="list2244742161" text:style-name="L10">
        <text:list-item>
          <text:p text:style-name="P40">Keep pulling around an over inverted away from target and get back down low.</text:p>
        </text:list-item>
        <text:list-item>
          <text:p text:style-name="P38"><text:span text:style-name="T18">Release should happen around 1,500 ft AGL, your max alt should be about </text:span><text:span text:style-name="T19">2</text:span><text:span text:style-name="T18">,</text:span><text:span text:style-name="T19">5</text:span><text:span text:style-name="T18">00</text:span><text:span text:style-name="T19">-3,000</text:span><text:span text:style-name="T18"> ft, closest distance to target should be about 4.3 nmi, total exposure time should be </text:span><text:span text:style-name="T19">under</text:span><text:span text:style-name="T18"> 20 secs.</text:span></text:p>
        </text:list-item>
      </text:list>
      <text:p text:style-name="P9"/>
      <text:p text:style-name="P12">Back seat flow -- <text:span text:style-name="T20">TODO</text:span></text:p>
      <text:list text:style-name="L12">
        <text:list-item>
          <text:p text:style-name="P22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5:00:07.418000000</dc:date>
    <meta:editing-duration>P1DT12H55M2S</meta:editing-duration>
    <meta:editing-cycles>10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2" meta:word-count="741" meta:character-count="3807" meta:non-whitespace-character-count="3149"/>
  </office:meta>
</office:document-meta>
</file>